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2c6c" officeooo:paragraph-rsid="00172c6c"/>
    </style:style>
    <style:style style:name="P2" style:family="paragraph" style:parent-style-name="Standard">
      <style:paragraph-properties fo:text-align="center" style:justify-single-word="false"/>
      <style:text-properties officeooo:rsid="00172c6c" officeooo:paragraph-rsid="00172c6c"/>
    </style:style>
    <style:style style:name="P3" style:family="paragraph" style:parent-style-name="Standard">
      <style:paragraph-properties fo:text-align="start" style:justify-single-word="false"/>
      <style:text-properties officeooo:rsid="00172c6c" officeooo:paragraph-rsid="00172c6c"/>
    </style:style>
    <style:style style:name="P4" style:family="paragraph" style:parent-style-name="Standard">
      <style:paragraph-properties fo:text-align="start" style:justify-single-word="false"/>
      <style:text-properties officeooo:rsid="00172c6c" officeooo:paragraph-rsid="001bddf7"/>
    </style:style>
    <style:style style:name="P5" style:family="paragraph" style:parent-style-name="Standard">
      <style:paragraph-properties fo:text-align="start" style:justify-single-word="false"/>
      <style:text-properties officeooo:rsid="00182ad6" officeooo:paragraph-rsid="00182ad6"/>
    </style:style>
    <style:style style:name="P6" style:family="paragraph" style:parent-style-name="Standard">
      <style:paragraph-properties fo:text-align="start" style:justify-single-word="false"/>
      <style:text-properties officeooo:paragraph-rsid="001c0386"/>
    </style:style>
    <style:style style:name="P7" style:family="paragraph" style:parent-style-name="Standard">
      <style:paragraph-properties fo:text-align="start" style:justify-single-word="false"/>
      <style:text-properties officeooo:rsid="00199259" officeooo:paragraph-rsid="001a0416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c0386" officeooo:paragraph-rsid="001c0386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1e42f" officeooo:paragraph-rsid="0021e42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1e42f" officeooo:paragraph-rsid="0022eb7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2eb77" officeooo:paragraph-rsid="0022eb77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3pt" officeooo:rsid="001c0386" officeooo:paragraph-rsid="001c0386" style:font-size-asian="13pt" style:font-size-complex="13pt"/>
    </style:style>
    <style:style style:name="P13" style:family="paragraph" style:parent-style-name="Standard">
      <style:paragraph-properties fo:text-align="center" style:justify-single-word="false"/>
      <style:text-properties fo:font-size="13pt" officeooo:rsid="0021e42f" officeooo:paragraph-rsid="0021e42f" style:font-size-asian="13pt" style:font-size-complex="13pt"/>
    </style:style>
    <style:style style:name="P14" style:family="paragraph" style:parent-style-name="Standard">
      <style:paragraph-properties fo:text-align="center" style:justify-single-word="false"/>
      <style:text-properties fo:font-size="16pt" officeooo:rsid="00172c6c" officeooo:paragraph-rsid="001bddf7" style:font-size-asian="16pt" style:font-size-complex="16pt"/>
    </style:style>
    <style:style style:name="P15" style:family="paragraph" style:parent-style-name="Standard" style:list-style-name="L1">
      <style:text-properties officeooo:rsid="00172c6c" officeooo:paragraph-rsid="00172c6c"/>
    </style:style>
    <style:style style:name="P16" style:family="paragraph" style:parent-style-name="Standard">
      <style:text-properties officeooo:rsid="00172c6c" officeooo:paragraph-rsid="00172c6c"/>
    </style:style>
    <style:style style:name="P17" style:family="paragraph" style:parent-style-name="Standard" style:list-style-name="L2">
      <style:paragraph-properties fo:text-align="start" style:justify-single-word="false"/>
      <style:text-properties officeooo:rsid="00182ad6" officeooo:paragraph-rsid="00182ad6"/>
    </style:style>
    <style:style style:name="P18" style:family="paragraph" style:parent-style-name="Standard" style:list-style-name="L2">
      <style:paragraph-properties fo:text-align="start" style:justify-single-word="false"/>
      <style:text-properties officeooo:rsid="00182ad6" officeooo:paragraph-rsid="00199259"/>
    </style:style>
    <style:style style:name="P19" style:family="paragraph" style:parent-style-name="Standard" style:list-style-name="L2">
      <style:paragraph-properties fo:text-align="start" style:justify-single-word="false"/>
      <style:text-properties officeooo:rsid="00199259" officeooo:paragraph-rsid="00199259"/>
    </style:style>
    <style:style style:name="P20" style:family="paragraph" style:parent-style-name="Standard">
      <style:paragraph-properties fo:text-align="start" style:justify-single-word="false"/>
      <style:text-properties officeooo:rsid="00199259" officeooo:paragraph-rsid="001a0416"/>
    </style:style>
    <style:style style:name="P21" style:family="paragraph" style:parent-style-name="Standard" style:list-style-name="L3">
      <style:paragraph-properties fo:text-align="start" style:justify-single-word="false"/>
      <style:text-properties fo:font-weight="normal" officeooo:rsid="001c0386" officeooo:paragraph-rsid="00265237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01f80" officeooo:paragraph-rsid="001c0386" style:font-size-asian="10.5pt" style:font-weight-asian="normal" style:font-size-complex="12pt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fo:font-size="12pt" fo:font-weight="normal" officeooo:rsid="00201f80" officeooo:paragraph-rsid="00201f80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201f80" officeooo:paragraph-rsid="00201f80" style:font-size-asian="10.5pt" style:font-weight-asian="normal" style:font-size-complex="12pt" style:font-weight-complex="normal"/>
    </style:style>
    <style:style style:name="P25" style:family="paragraph" style:parent-style-name="Standard" style:list-style-name="L6">
      <style:paragraph-properties fo:text-align="start" style:justify-single-word="false"/>
      <style:text-properties fo:font-size="12pt" fo:font-weight="normal" officeooo:rsid="00201f80" officeooo:paragraph-rsid="00201f80" style:font-size-asian="10.5pt" style:font-weight-asian="normal" style:font-size-complex="12pt" style:font-weight-complex="normal"/>
    </style:style>
    <style:style style:name="P26" style:family="paragraph" style:parent-style-name="Standard" style:list-style-name="L7">
      <style:paragraph-properties fo:text-align="start" style:justify-single-word="false"/>
      <style:text-properties fo:font-size="12pt" fo:font-weight="normal" officeooo:rsid="00201f80" officeooo:paragraph-rsid="00201f80" style:font-size-asian="10.5pt" style:font-weight-asian="normal" style:font-size-complex="12pt" style:font-weight-complex="normal"/>
    </style:style>
    <style:style style:name="P27" style:family="paragraph" style:parent-style-name="Standard" style:list-style-name="L8">
      <style:paragraph-properties fo:text-align="start" style:justify-single-word="false"/>
      <style:text-properties fo:font-size="12pt" fo:font-weight="normal" officeooo:rsid="00201f80" officeooo:paragraph-rsid="00219b49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201f80" officeooo:paragraph-rsid="00219b49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219b49" officeooo:paragraph-rsid="00219b49" style:font-size-asian="10.5pt" style:font-weight-asian="normal" style:font-size-complex="12pt" style:font-weight-complex="normal"/>
    </style:style>
    <style:style style:name="P30" style:family="paragraph" style:parent-style-name="Standard" style:list-style-name="L9">
      <style:paragraph-properties fo:text-align="start" style:justify-single-word="false"/>
      <style:text-properties fo:font-size="12pt" fo:font-weight="normal" officeooo:rsid="00219b49" officeooo:paragraph-rsid="00219b49" style:font-size-asian="10.5pt" style:font-weight-asian="normal" style:font-size-complex="12pt" style:font-weight-complex="normal"/>
    </style:style>
    <style:style style:name="P31" style:family="paragraph" style:parent-style-name="Standard" style:list-style-name="L10">
      <style:paragraph-properties fo:text-align="start" style:justify-single-word="false"/>
      <style:text-properties fo:font-size="12pt" fo:font-weight="normal" officeooo:rsid="00219b49" officeooo:paragraph-rsid="00219b49" style:font-size-asian="10.5pt" style:font-weight-asian="normal" style:font-size-complex="12pt" style:font-weight-complex="normal"/>
    </style:style>
    <style:style style:name="P32" style:family="paragraph" style:parent-style-name="Standard" style:list-style-name="L11">
      <style:paragraph-properties fo:text-align="start" style:justify-single-word="false"/>
      <style:text-properties fo:font-size="12pt" fo:font-weight="normal" officeooo:rsid="0022eb77" officeooo:paragraph-rsid="0022eb77" style:font-size-asian="12pt" style:font-weight-asian="normal" style:font-size-complex="12pt" style:font-weight-complex="normal"/>
    </style:style>
    <style:style style:name="P33" style:family="paragraph" style:parent-style-name="Standard" style:list-style-name="L12">
      <style:paragraph-properties fo:text-align="start" style:justify-single-word="false"/>
      <style:text-properties fo:font-size="12pt" fo:font-weight="normal" officeooo:rsid="0022eb77" officeooo:paragraph-rsid="0022eb77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22eb77" officeooo:paragraph-rsid="0022eb77" style:font-size-asian="12pt" style:font-weight-asian="normal" style:font-size-complex="12pt" style:font-weight-complex="normal"/>
    </style:style>
    <style:style style:name="P35" style:family="paragraph" style:parent-style-name="Standard" style:list-style-name="L13">
      <style:paragraph-properties fo:text-align="start" style:justify-single-word="false"/>
      <style:text-properties fo:font-size="12pt" fo:font-weight="normal" officeooo:rsid="0022eb77" officeooo:paragraph-rsid="0022eb77" style:font-size-asian="12pt" style:font-weight-asian="normal" style:font-size-complex="12pt" style:font-weight-complex="normal"/>
    </style:style>
    <style:style style:name="P36" style:family="paragraph" style:parent-style-name="Standard" style:list-style-name="L4">
      <style:paragraph-properties fo:text-align="start" style:justify-single-word="false"/>
      <style:text-properties fo:font-size="12pt" officeooo:rsid="00219b49" officeooo:paragraph-rsid="00219b49" style:font-size-asian="10.5pt" style:font-size-complex="12pt"/>
    </style:style>
    <style:style style:name="P37" style:family="paragraph" style:parent-style-name="Standard">
      <style:paragraph-properties fo:text-align="start" style:justify-single-word="false"/>
      <style:text-properties fo:font-size="15pt" fo:font-weight="normal" officeooo:rsid="0021e42f" officeooo:paragraph-rsid="00219b49" style:font-size-asian="15pt" style:font-weight-asian="normal" style:font-size-complex="15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16pt" officeooo:rsid="00172c6c" officeooo:paragraph-rsid="00172c6c" style:font-size-asian="16pt" style:font-size-complex="16pt"/>
    </style:style>
    <style:style style:name="P39" style:family="paragraph" style:parent-style-name="Standard">
      <style:paragraph-properties fo:text-align="center" style:justify-single-word="false"/>
      <style:text-properties fo:font-size="16pt" officeooo:rsid="0024ab4e" officeooo:paragraph-rsid="0024ab4e" style:font-size-asian="16pt" style:font-size-complex="16pt"/>
    </style:style>
    <style:style style:name="P40" style:family="paragraph" style:parent-style-name="Standard">
      <style:paragraph-properties fo:text-align="start" style:justify-single-word="false" fo:break-before="page"/>
      <style:text-properties fo:font-size="15pt" fo:font-weight="normal" officeooo:rsid="0021e42f" officeooo:paragraph-rsid="00219b49" style:font-size-asian="15pt" style:font-weight-asian="normal" style:font-size-complex="15pt" style:font-weight-complex="normal"/>
    </style:style>
    <style:style style:name="P41" style:family="paragraph" style:parent-style-name="Footer">
      <style:paragraph-properties fo:text-align="center" style:justify-single-word="false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officeooo:rsid="001862a1"/>
    </style:style>
    <style:style style:name="T3" style:family="text">
      <style:text-properties officeooo:rsid="0019a9c2"/>
    </style:style>
    <style:style style:name="T4" style:family="text">
      <style:text-properties officeooo:rsid="001a0416"/>
    </style:style>
    <style:style style:name="T5" style:family="text">
      <style:text-properties officeooo:rsid="001bddf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c0386" style:font-weight-asian="normal" style:font-weight-complex="normal"/>
    </style:style>
    <style:style style:name="T9" style:family="text">
      <style:text-properties fo:font-weight="normal" officeooo:rsid="001e776a" style:font-weight-asian="normal" style:font-weight-complex="normal"/>
    </style:style>
    <style:style style:name="T10" style:family="text">
      <style:text-properties fo:font-weight="normal" officeooo:rsid="00201f80" style:font-weight-asian="normal" style:font-weight-complex="normal"/>
    </style:style>
    <style:style style:name="T11" style:family="text">
      <style:text-properties fo:font-weight="normal" officeooo:rsid="002705fa" style:font-weight-asian="normal" style:font-weight-complex="normal"/>
    </style:style>
    <style:style style:name="T12" style:family="text">
      <style:text-properties fo:font-weight="normal" officeooo:rsid="002991bb" style:font-weight-asian="normal" style:font-weight-complex="normal"/>
    </style:style>
    <style:style style:name="T13" style:family="text">
      <style:text-properties officeooo:rsid="001d3ae0"/>
    </style:style>
    <style:style style:name="T14" style:family="text">
      <style:text-properties fo:font-size="11.5pt" fo:font-weight="normal" officeooo:rsid="00201f80" style:font-size-asian="11.5pt" style:font-weight-asian="normal" style:font-size-complex="11.5pt" style:font-weight-complex="normal"/>
    </style:style>
    <style:style style:name="T15" style:family="text">
      <style:text-properties fo:font-size="11.5pt" style:font-size-asian="11.5pt" style:font-size-complex="11.5pt"/>
    </style:style>
    <style:style style:name="T16" style:family="text">
      <style:text-properties fo:font-size="11.5pt" officeooo:rsid="00201f80" style:font-size-asian="11.5pt" style:font-size-complex="11.5pt"/>
    </style:style>
    <style:style style:name="T17" style:family="text">
      <style:text-properties fo:font-size="11.5pt" officeooo:rsid="001e776a" style:font-size-asian="11.5pt" style:font-size-complex="11.5pt"/>
    </style:style>
    <style:style style:name="T18" style:family="text">
      <style:text-properties fo:font-size="11.5pt" officeooo:rsid="00265237" style:font-size-asian="11.5pt" style:font-size-complex="11.5pt"/>
    </style:style>
    <style:style style:name="T19" style:family="text">
      <style:text-properties officeooo:rsid="00219b49"/>
    </style:style>
    <style:style style:name="T20" style:family="text">
      <style:text-properties officeooo:rsid="0021e42f"/>
    </style:style>
    <style:style style:name="T21" style:family="text">
      <style:text-properties officeooo:rsid="0022eb77"/>
    </style:style>
    <style:style style:name="T22" style:family="text">
      <style:text-properties officeooo:rsid="00265237"/>
    </style:style>
    <style:style style:name="T23" style:family="text">
      <style:text-properties officeooo:rsid="00290567"/>
    </style:style>
    <style:style style:name="T24" style:family="text">
      <style:text-properties officeooo:rsid="00294802"/>
    </style:style>
    <style:style style:name="T25" style:family="text">
      <style:text-properties officeooo:rsid="002b3da7"/>
    </style:style>
    <style:style style:name="T26" style:family="text">
      <style:text-properties officeooo:rsid="002c114d"/>
    </style:style>
    <style:style style:name="T27" style:family="text">
      <style:text-properties officeooo:rsid="002d0b1d"/>
    </style:style>
    <style:style style:name="T28" style:family="text">
      <style:text-properties officeooo:rsid="002f08b9"/>
    </style:style>
    <style:style style:name="T29" style:family="text">
      <style:text-properties officeooo:rsid="00300c55"/>
    </style:style>
    <style:style style:name="T30" style:family="text">
      <style:text-properties officeooo:rsid="0031bf23"/>
    </style:style>
    <style:style style:name="T31" style:family="text">
      <style:text-properties officeooo:rsid="0032523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Generator fotogalerii</text:p>
      <text:p text:style-name="P39">autor: Łukasz Jaremek</text:p>
      <text:p text:style-name="P1"/>
      <text:p text:style-name="P1"/>
      <text:p text:style-name="P1">Spis treści:</text:p>
      <text:list xml:id="list3619365549" text:style-name="L1">
        <text:list-item>
          <text:p text:style-name="P15">opis projektu i jego rozwiązania</text:p>
        </text:list-item>
        <text:list-item>
          <text:p text:style-name="P15"><text:span text:style-name="T5">kluczowe </text:span>klasy i funkcje</text:p>
        </text:list-item>
        <text:list-item>
          <text:p text:style-name="P15">instrukcja użytkowania aplikacji</text:p>
        </text:list-item>
        <text:list-item>
          <text:p text:style-name="P15">testy projektu</text:p>
        </text:list-item>
        <text:list-item>
          <text:p text:style-name="P15">wnioski i obserwacje</text:p>
        </text:list-item>
      </text:list>
      <text:p text:style-name="P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span text:style-name="T1">Opis projektu i jego rozwiązania</text:span></text:p>
      <text:p text:style-name="P3"><text:line-break/><text:tab/>Moim zadaniem było stworzenie aplikacji, która umożliwi wygenerowanie fotogalerii o temacie, zdanym przez użytkownika. Aplikacja miała zapewnić możliwość stworzenia kolażu, zapisania go do pliku i nałożenia efektów na zdjęcia.<text:line-break/></text:p>
      <text:p text:style-name="P5">Użyte biblioteki w programie:</text:p>
      <text:list xml:id="list2532545674" text:style-name="L2">
        <text:list-item>
          <text:p text:style-name="P17">urllib – pobieranie zdjęć i informacji ze strony <text:span text:style-name="T2">internetowej</text:span></text:p>
        </text:list-item>
        <text:list-item>
          <text:p text:style-name="P17">bs4 – przetwarzanie i oczyszczanie pobranych danych</text:p>
        </text:list-item>
        <text:list-item>
          <text:p text:style-name="P17">cv2 – operacje na zdjęciach (przycinanie, skalowanie, nakładanie efektów)</text:p>
        </text:list-item>
        <text:list-item>
          <text:p text:style-name="P18">np – operacje na zdjęciach</text:p>
        </text:list-item>
        <text:list-item>
          <text:p text:style-name="P19">PyQt5 – UI <text:line-break/></text:p>
        </text:list-item>
      </text:list>
      <text:p text:style-name="P3"><text:tab/><text:span text:style-name="T2">Do projektu, zdecydowałem się użyć strony internetowej unsplash.com, która udostępnia miliony darmowych zdjęć na różnorakie tematy. Strona posiada podstrony, które zwracają pojedyncze zdjęcia na zadany temat, dzięki czemu w łatwy i szybki sposób można było ją wykorzystać do projektu.</text:span></text:p>
      <text:p text:style-name="P3"/>
      <text:p text:style-name="P3"><text:tab/><text:span text:style-name="T4">Aplikacja składa się z dwóch głównych plików, są to GalleryGenerator.py oraz UI.py.</text:span></text:p>
      <text:p text:style-name="P7">Pierwsz<text:span text:style-name="T3">y</text:span> z nich, ma za zadanie wygenerowanie fotogalerii o zadanych rozmiarach, temacie <text:s/>czy ilości zdjęć. <text:span text:style-name="T4">W dużym uproszczeniu, program wyszukuje zdjęcia, pobiera je, odpowiednio obrabia i rozmieszcza w odpowiednich odstępach na ekranie, aby wszystko wyglądało spójnie i zgrabnie.</text:span></text:p>
      <text:p text:style-name="P7"><text:span text:style-name="T4">Użytkownik po zobaczeniu galerii może ją zapisać, nałożyć na zdjęcia efekty pokroju sepii czy rozmycia lub wygenerować nową.<text:line-break/></text:span>Natomiast drugi plik tworzy interfejs dla użytkownika, aby korzystanie z aplikacji było łatwe i nie wymagało specjalnych umiejętności. Dokładny opis klas i funkcji znajduje się w kolejnym dziale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line-break/><text:line-break/></text:p>
      <text:p text:style-name="P14"><text:soft-page-break/><text:span text:style-name="T5">Kluczowe </text:span>klasy i funkcje</text:p>
      <text:p text:style-name="P4"/>
      <text:p text:style-name="P4"/>
      <text:p text:style-name="P12">klasa <text:span text:style-name="T6">GalleryGenerator</text:span></text:p>
      <text:p text:style-name="P8"/>
      <text:p text:style-name="P8">Klasa zajmuje się generowanie<text:span text:style-name="T13">m</text:span> galerii, obrabiani<text:span text:style-name="T19">em jej</text:span> oraz zapisywani<text:span text:style-name="T19">em</text:span>.</text:p>
      <text:p text:style-name="P8">Przy jej <text:span text:style-name="T20">inicjacji</text:span>, możemy podać szerokość i wysokość płótna (obszar, na którym program będzie rozmieszcza<text:span text:style-name="T20">ć</text:span> zdjęcia) w pikselach. Na płótnie o rozmiarze 1000x1000 zmieści się maksymalnie 9 zdjęć.</text:p>
      <text:p text:style-name="P8">Funkcje:</text:p>
      <text:list xml:id="list2072351794" text:style-name="L3">
        <text:list-item>
          <text:p text:style-name="P21">generate_gallery<text:span text:style-name="T22">(topic, <text:s/></text:span><text:span text:style-name="T16">number_of_photos, <text:s/></text:span><text:span text:style-name="T15">bac</text:span><text:span text:style-name="T17">kground</text:span><text:span text:style-name="T18">)</text:span></text:p>
        </text:list-item>
      </text:list>
      <text:p text:style-name="P6"><text:span text:style-name="T8"><text:tab/><text:tab/>topic – temat </text:span><text:span text:style-name="T10">kolażu</text:span></text:p>
      <text:p text:style-name="P6"><text:span text:style-name="T8"><text:tab/><text:tab/>bac</text:span><text:span text:style-name="T9">kground – tło, na którym będą znajdować się zdjęcia. Może to być kolor <text:tab/><text:tab/><text:tab/><text:tab/><text:tab/></text:span><text:span text:style-name="T11">l</text:span><text:span text:style-name="T9">ub przedmiot. Domyślnie ustawiony jest kolor czarny.</text:span></text:p>
      <text:p text:style-name="P6"><text:span text:style-name="T9"><text:tab/><text:tab/></text:span><text:span text:style-name="T14">number_of_photos – maksymalna ilość zdjęć, które mają się znaleźć w kolażu</text:span></text:p>
      <text:p text:style-name="P22"><text:tab/><text:tab/><text:span text:style-name="T23">F</text:span>unkcja tworzy płótno na którym umieszcza zdjęcia</text:p>
      <text:p text:style-name="P22"/>
      <text:list xml:id="list2793676040" text:style-name="L4">
        <text:list-item>
          <text:p text:style-name="P36"><text:span text:style-name="T10">s</text:span><text:span text:style-name="T7">ave_gallery</text:span><text:span text:style-name="T12">(file_name)</text:span></text:p>
        </text:list-item>
      </text:list>
      <text:p text:style-name="P29"><text:tab/><text:tab/>file_name – nazwa pliku, pod którą zostanie zapisany kolaż</text:p>
      <text:p text:style-name="P29"><text:tab/><text:tab/><text:span text:style-name="T24">F</text:span>unkcja zapisuje na dysku kolaż pod daną nazwą. Domyślnie my_gallery.jpg</text:p>
      <text:p text:style-name="P29"/>
      <text:list xml:id="list1293628678" text:style-name="L5">
        <text:list-item>
          <text:p text:style-name="P23">show_canvas<text:span text:style-name="T25">()</text:span></text:p>
        </text:list-item>
      </text:list>
      <text:p text:style-name="P24"><text:tab/><text:tab/><text:span text:style-name="T25">F</text:span>unkcja wyświetla kolaż</text:p>
      <text:p text:style-name="P24"/>
      <text:list xml:id="list846596140" text:style-name="L6">
        <text:list-item>
          <text:p text:style-name="P25">cut_canvas<text:span text:style-name="T26">()</text:span></text:p>
        </text:list-item>
      </text:list>
      <text:p text:style-name="P24"><text:tab/><text:tab/><text:span text:style-name="T26">F</text:span>unkcja przycina płótno do minimalnie małego rozmiaru</text:p>
      <text:p text:style-name="P24"/>
      <text:list xml:id="list791561294" text:style-name="L7">
        <text:list-item>
          <text:p text:style-name="P26">check_topic<text:span text:style-name="T27">()</text:span></text:p>
        </text:list-item>
      </text:list>
      <text:p text:style-name="P24"><text:tab/><text:tab/>topic – temat kolażu</text:p>
      <text:p text:style-name="P24"><text:tab/><text:tab/><text:span text:style-name="T28">F</text:span>unkcja sprawdza, jak dużo zdjęć o podanym temacie znajduje się na stronie <text:tab/><text:tab/><text:tab/>unsplash.com. Funkcja wraca krotkę (bool, int) która mówi czy zdjęć jest <text:tab/><text:tab/><text:tab/>więcej niż 10 oraz ich przybliżoną ilość</text:p>
      <text:p text:style-name="P24"/>
      <text:list xml:id="list1878366263" text:style-name="L8">
        <text:list-item>
          <text:p text:style-name="P27">canvas<text:span text:style-name="T29">()</text:span></text:p>
        </text:list-item>
      </text:list>
      <text:p text:style-name="P28"><text:tab/><text:tab/><text:span text:style-name="T29">F</text:span>unkcja zwraca kolaż w formacie <text:s/>ndarray</text:p>
      <text:p text:style-name="P28"/>
      <text:list xml:id="list395001265" text:style-name="L9">
        <text:list-item>
          <text:p text:style-name="P30">background<text:span text:style-name="T30">()</text:span></text:p>
        </text:list-item>
      </text:list>
      <text:p text:style-name="P29"><text:tab/><text:tab/><text:span text:style-name="T30">F</text:span>unkcja zwraca tło kolażu jako obiekt Photo</text:p>
      <text:p text:style-name="P29"/>
      <text:list xml:id="list3264405870" text:style-name="L10">
        <text:list-item>
          <text:p text:style-name="P31">photos<text:span text:style-name="T31">()</text:span></text:p>
        </text:list-item>
      </text:list>
      <text:p text:style-name="P29"><text:tab/><text:tab/><text:span text:style-name="T31">F</text:span>unkcja zwraca listę zdjęć (jako obiekty Photo), które znajdują się w kolażu</text:p>
      <text:p text:style-name="P29"/>
      <text:p text:style-name="P37"/>
      <text:p text:style-name="P40"/>
      <text:p text:style-name="P13"><text:span text:style-name="T7">klasa </text:span><text:span text:style-name="T6">Photo</text:span></text:p>
      <text:p text:style-name="P9"/>
      <text:p text:style-name="P9">Klasa powstała aby usprawnić przekazywanie obrazów między klasami czy funkcjami.</text:p>
      <text:p text:style-name="P9">W trakcie inicjacji <text:span text:style-name="T21">podajemy:</text:span></text:p>
      <text:p text:style-name="P9">- <text:span text:style-name="T21">image – obraz w dowolnym formacie</text:span></text:p>
      <text:p text:style-name="P9">- <text:span text:style-name="T21">x – koordynat x zdjęcia na płótnie</text:span></text:p>
      <text:p text:style-name="P10">- <text:span text:style-name="T21">y – koordynat y zdjęcia na płótnie</text:span></text:p>
      <text:p text:style-name="P10">- <text:span text:style-name="T21">width – szerokość zdjęcia</text:span></text:p>
      <text:p text:style-name="P10">- <text:span text:style-name="T21">height – wysokość zdjęcia</text:span></text:p>
      <text:p text:style-name="P10">- <text:span text:style-name="T21">name – nazwa zdjęcia</text:span></text:p>
      <text:p text:style-name="P10"/>
      <text:p text:style-name="P9">Funkcje:</text:p>
      <text:list xml:id="list2937294544" text:style-name="L11">
        <text:list-item>
          <text:p text:style-name="P32">image</text:p>
        </text:list-item>
      </text:list>
      <text:p text:style-name="P11"><text:tab/><text:tab/>funkcja <text:s/>zwraca obraz</text:p>
      <text:list xml:id="list4187504050" text:style-name="L12">
        <text:list-item>
          <text:p text:style-name="P33">x</text:p>
        </text:list-item>
      </text:list>
      <text:p text:style-name="P11"><text:tab/><text:tab/>funkcja zwraca x obrazu</text:p>
      <text:list xml:id="list2187086416" text:style-name="L13">
        <text:list-item>
          <text:p text:style-name="P35">y</text:p>
        </text:list-item>
      </text:list>
      <text:p text:style-name="P11"><text:tab/><text:tab/>funkcja zwraca y obrazu</text:p>
      <text:list xml:id="list202957903457094" text:continue-numbering="true" text:style-name="L13">
        <text:list-item>
          <text:p text:style-name="P35">width</text:p>
        </text:list-item>
      </text:list>
      <text:p text:style-name="P11"><text:tab/><text:tab/>funkcja zwraca szerokość obrazu</text:p>
      <text:list xml:id="list202957667138813" text:continue-numbering="true" text:style-name="L13">
        <text:list-item>
          <text:p text:style-name="P35">height</text:p>
        </text:list-item>
      </text:list>
      <text:p text:style-name="P11"><text:tab/><text:tab/>funkcja zwraca wysokość obrazu</text:p>
      <text:list xml:id="list202957239471797" text:continue-numbering="true" text:style-name="L13">
        <text:list-item>
          <text:p text:style-name="P35">name</text:p>
        </text:list-item>
      </text:list>
      <text:p text:style-name="P11"><text:tab/><text:tab/>funkcja zwraca nazwę obrazu</text:p>
      <text:list xml:id="list202957886123194" text:continue-numbering="true" text:style-name="L13">
        <text:list-item>
          <text:p text:style-name="P35">setx</text:p>
        </text:list-item>
      </text:list>
      <text:p text:style-name="P11"><text:tab/><text:tab/>funkcja przyjmuje int oraz ustawia go jako x obrazu</text:p>
      <text:list xml:id="list202957827008688" text:continue-numbering="true" text:style-name="L13">
        <text:list-item>
          <text:p text:style-name="P35">sety</text:p>
        </text:list-item>
      </text:list>
      <text:p text:style-name="P11"><text:tab/><text:tab/>funkcja przyjmuje int oraz ustawia go jako y obraz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1T10:50:06.295000000</meta:creation-date>
    <dc:date>2021-01-11T19:40:25.309000000</dc:date>
    <meta:editing-duration>PT1H38M48S</meta:editing-duration>
    <meta:editing-cycles>27</meta:editing-cycles>
    <meta:generator>LibreOffice/6.2.5.2$Windows_X86_64 LibreOffice_project/1ec314fa52f458adc18c4f025c545a4e8b22c159</meta:generator>
    <meta:document-statistic meta:table-count="0" meta:image-count="0" meta:object-count="0" meta:page-count="4" meta:paragraph-count="74" meta:word-count="529" meta:character-count="3694" meta:non-whitespace-character-count="3141"/>
  </office:meta>
</office:document-meta>
</file>